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3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3.306cm" fo:margin-left="8.056cm" table:align="left"/>
    </style:style>
    <style:style style:name="Tableau1.A" style:family="table-column">
      <style:table-column-properties style:column-width="1.653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padding="0.097cm" fo:border-left="1pt solid #000000" fo:border-right="none" fo:border-top="none" fo:border-bottom="1pt solid #000000"/>
    </style:style>
    <style:style style:name="Tableau1.B2" style:family="table-cell">
      <style:table-cell-properties fo:padding="0.097cm" fo:border-left="1pt solid #000000" fo:border-right="none" fo:border-top="none" fo:border-bottom="none"/>
    </style:style>
    <style:style style:name="Tableau5" style:family="table">
      <style:table-properties style:width="5.592cm" table:align="center"/>
    </style:style>
    <style:style style:name="Tableau5.A" style:family="table-column">
      <style:table-column-properties style:column-width="2.798cm"/>
    </style:style>
    <style:style style:name="Tableau5.B" style:family="table-column">
      <style:table-column-properties style:column-width="2.794cm"/>
    </style:style>
    <style:style style:name="Tableau5.A1" style:family="table-cell">
      <style:table-cell-properties fo:padding="0.097cm" fo:border="none"/>
    </style:style>
    <style:style style:name="Tableau5.B1" style:family="table-cell">
      <style:table-cell-properties fo:padding="0.097cm" fo:border-left="1pt solid #000000" fo:border-right="none" fo:border-top="none" fo:border-bottom="1pt solid #000000"/>
    </style:style>
    <style:style style:name="Tableau5.B2" style:family="table-cell">
      <style:table-cell-properties fo:padding="0.097cm" fo:border-left="1pt solid #000000" fo:border-right="none" fo:border-top="none" fo:border-bottom="none"/>
    </style:style>
    <style:style style:name="Tableau2" style:family="table">
      <style:table-properties style:width="18.994cm" table:align="left"/>
    </style:style>
    <style:style style:name="Tableau2.A" style:family="table-column">
      <style:table-column-properties style:column-width="2.514cm"/>
    </style:style>
    <style:style style:name="Tableau2.B" style:family="table-column">
      <style:table-column-properties style:column-width="1.683cm"/>
    </style:style>
    <style:style style:name="Tableau2.C" style:family="table-column">
      <style:table-column-properties style:column-width="14.797cm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fo:padding="0.097cm" fo:border-left="1pt solid #000000" fo:border-right="none" fo:border-top="none" fo:border-bottom="1pt solid #000000"/>
    </style:style>
    <style:style style:name="Tableau2.B2" style:family="table-cell">
      <style:table-cell-properties fo:padding="0.097cm" fo:border-left="1pt solid #000000" fo:border-right="none" fo:border-top="none" fo:border-bottom="none"/>
    </style:style>
    <style:style style:name="Tableau3" style:family="table">
      <style:table-properties style:width="18.992cm" table:align="left"/>
    </style:style>
    <style:style style:name="Tableau3.A" style:family="table-column">
      <style:table-column-properties style:column-width="6.803cm"/>
    </style:style>
    <style:style style:name="Tableau3.B" style:family="table-column">
      <style:table-column-properties style:column-width="2.438cm"/>
    </style:style>
    <style:style style:name="Tableau3.A1" style:family="table-cell">
      <style:table-cell-properties fo:padding="0.097cm" fo:border="none"/>
    </style:style>
    <style:style style:name="Tableau3.A2" style:family="table-cell">
      <style:table-cell-properties style:vertical-align="middle" fo:padding="0.097cm" fo:border="none"/>
    </style:style>
    <style:style style:name="Tableau4" style:family="table">
      <style:table-properties style:width="19.001cm" style:rel-width="100%" table:align="left"/>
    </style:style>
    <style:style style:name="Tableau4.A" style:family="table-column">
      <style:table-column-properties style:column-width="1.901cm" style:rel-column-width="1078*"/>
    </style:style>
    <style:style style:name="Tableau4.B" style:family="table-column">
      <style:table-column-properties style:column-width="2.196cm" style:rel-column-width="1245*"/>
    </style:style>
    <style:style style:name="Tableau4.C" style:family="table-column">
      <style:table-column-properties style:column-width="14.903cm" style:rel-column-width="8449*"/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fo:padding="0.097cm" fo:border-left="1pt solid #000000" fo:border-right="none" fo:border-top="none" fo:border-bottom="1pt solid #000000"/>
    </style:style>
    <style:style style:name="Tableau4.B2" style:family="table-cell">
      <style:table-cell-properties fo:padding="0.097cm" fo:border-left="1pt solid #000000" fo:border-right="none" fo:border-top="none" fo:border-bottom="none"/>
    </style:style>
    <style:style style:name="Tableau6" style:family="table">
      <style:table-properties style:width="19.001cm" style:rel-width="100%" table:align="left"/>
    </style:style>
    <style:style style:name="Tableau6.A" style:family="table-column">
      <style:table-column-properties style:column-width="3.702cm" style:rel-column-width="2099*"/>
    </style:style>
    <style:style style:name="Tableau6.B" style:family="table-column">
      <style:table-column-properties style:column-width="2.194cm" style:rel-column-width="1244*"/>
    </style:style>
    <style:style style:name="Tableau6.C" style:family="table-column">
      <style:table-column-properties style:column-width="13.104cm" style:rel-column-width="7429*"/>
    </style:style>
    <style:style style:name="Tableau6.A1" style:family="table-cell">
      <style:table-cell-properties fo:padding="0.097cm" fo:border="none"/>
    </style:style>
    <style:style style:name="Tableau6.B1" style:family="table-cell">
      <style:table-cell-properties fo:padding="0.097cm" fo:border-left="1pt solid #000000" fo:border-right="none" fo:border-top="none" fo:border-bottom="1pt solid #000000"/>
    </style:style>
    <style:style style:name="Tableau6.B2" style:family="table-cell">
      <style:table-cell-properties fo:padding="0.097cm" fo:border-left="1pt solid #000000" fo:border-right="none" fo:border-top="none" fo:border-bottom="none"/>
    </style:style>
    <style:style style:name="P1" style:family="paragraph" style:parent-style-name="Standard">
      <style:text-properties officeooo:paragraph-rsid="00d33285"/>
    </style:style>
    <style:style style:name="P2" style:family="paragraph" style:parent-style-name="Standard">
      <style:text-properties officeooo:paragraph-rsid="00d89c33"/>
    </style:style>
    <style:style style:name="P3" style:family="paragraph" style:parent-style-name="Standard">
      <style:text-properties officeooo:paragraph-rsid="00e2995e"/>
    </style:style>
    <style:style style:name="P4" style:family="paragraph" style:parent-style-name="Standard">
      <style:text-properties officeooo:rsid="00a6fbd6" officeooo:paragraph-rsid="0075dc5d"/>
    </style:style>
    <style:style style:name="P5" style:family="paragraph" style:parent-style-name="Standard">
      <style:text-properties officeooo:rsid="00a6fbd6" officeooo:paragraph-rsid="00cf7ee5"/>
    </style:style>
    <style:style style:name="P6" style:family="paragraph" style:parent-style-name="Standard">
      <style:text-properties officeooo:rsid="00a6fbd6" officeooo:paragraph-rsid="00d21210"/>
    </style:style>
    <style:style style:name="P7" style:family="paragraph" style:parent-style-name="Standard">
      <style:text-properties officeooo:rsid="00a6fbd6" officeooo:paragraph-rsid="00a8ba06"/>
    </style:style>
    <style:style style:name="P8" style:family="paragraph" style:parent-style-name="Standard">
      <style:text-properties officeooo:rsid="00cbf74f" officeooo:paragraph-rsid="00cbf74f"/>
    </style:style>
    <style:style style:name="P9" style:family="paragraph" style:parent-style-name="Standard">
      <style:text-properties officeooo:paragraph-rsid="00cbf74f"/>
    </style:style>
    <style:style style:name="P10" style:family="paragraph" style:parent-style-name="Standard">
      <style:paragraph-properties fo:line-height="150%"/>
      <style:text-properties officeooo:paragraph-rsid="00cbf74f"/>
    </style:style>
    <style:style style:name="P11" style:family="paragraph" style:parent-style-name="Standard">
      <style:paragraph-properties fo:line-height="150%">
        <style:tab-stops>
          <style:tab-stop style:position="5.103cm"/>
        </style:tab-stops>
      </style:paragraph-properties>
      <style:text-properties officeooo:paragraph-rsid="00cbf74f"/>
    </style:style>
    <style:style style:name="P12" style:family="paragraph" style:parent-style-name="Standard">
      <style:text-properties officeooo:paragraph-rsid="00ce3c7d"/>
    </style:style>
    <style:style style:name="P13" style:family="paragraph" style:parent-style-name="Standard">
      <style:text-properties officeooo:rsid="00d0c538" officeooo:paragraph-rsid="00d21210"/>
    </style:style>
    <style:style style:name="P14" style:family="paragraph" style:parent-style-name="Standard">
      <style:text-properties fo:font-weight="bold" officeooo:rsid="00d21210" officeooo:paragraph-rsid="00d21210" style:font-weight-asian="bold" style:font-weight-complex="bold"/>
    </style:style>
    <style:style style:name="P15" style:family="paragraph" style:parent-style-name="Standard">
      <style:text-properties fo:font-weight="bold" officeooo:rsid="00d54603" officeooo:paragraph-rsid="00d54603" style:font-weight-asian="bold" style:font-weight-complex="bold"/>
    </style:style>
    <style:style style:name="P16" style:family="paragraph" style:parent-style-name="Standard">
      <style:text-properties fo:font-weight="bold" officeooo:rsid="00d80832" officeooo:paragraph-rsid="00d80832" style:font-weight-asian="bold" style:font-weight-complex="bold"/>
    </style:style>
    <style:style style:name="P17" style:family="paragraph" style:parent-style-name="Standard">
      <style:text-properties officeooo:rsid="00d21210" officeooo:paragraph-rsid="00d21210"/>
    </style:style>
    <style:style style:name="P18" style:family="paragraph" style:parent-style-name="Standard">
      <style:text-properties officeooo:rsid="00d33285" officeooo:paragraph-rsid="00d33285"/>
    </style:style>
    <style:style style:name="P19" style:family="paragraph" style:parent-style-name="Standard">
      <style:text-properties officeooo:rsid="00d54603" officeooo:paragraph-rsid="00d54603"/>
    </style:style>
    <style:style style:name="P20" style:family="paragraph" style:parent-style-name="Standard">
      <style:paragraph-properties fo:text-align="center" style:justify-single-word="false"/>
      <style:text-properties officeooo:rsid="00d54603" officeooo:paragraph-rsid="00d54603"/>
    </style:style>
    <style:style style:name="P21" style:family="paragraph" style:parent-style-name="Standard">
      <style:text-properties officeooo:rsid="00d5ca86" officeooo:paragraph-rsid="00d5ca86"/>
    </style:style>
    <style:style style:name="P22" style:family="paragraph" style:parent-style-name="Standard">
      <style:text-properties fo:font-weight="normal" officeooo:paragraph-rsid="00d33285" style:font-weight-asian="normal" style:font-weight-complex="normal"/>
    </style:style>
    <style:style style:name="P23" style:family="paragraph" style:parent-style-name="Standard">
      <style:text-properties fo:font-weight="normal" officeooo:rsid="00d0c538" style:font-weight-asian="normal" style:font-weight-complex="normal"/>
    </style:style>
    <style:style style:name="P24" style:family="paragraph" style:parent-style-name="Standard">
      <style:text-properties officeooo:paragraph-rsid="00cd5f8d"/>
    </style:style>
    <style:style style:name="P25" style:family="paragraph" style:parent-style-name="Standard">
      <style:text-properties officeooo:rsid="00e0f153" officeooo:paragraph-rsid="00e0f153"/>
    </style:style>
    <style:style style:name="P26" style:family="paragraph" style:parent-style-name="Standard">
      <style:text-properties officeooo:paragraph-rsid="00e0f153"/>
    </style:style>
    <style:style style:name="P27" style:family="paragraph" style:parent-style-name="Standard">
      <style:text-properties officeooo:paragraph-rsid="00e36903"/>
    </style:style>
    <style:style style:name="P28" style:family="paragraph" style:parent-style-name="Standard">
      <style:paragraph-properties fo:line-height="150%"/>
      <style:text-properties fo:font-style="normal" fo:font-weight="normal" officeooo:rsid="00d80832" officeooo:paragraph-rsid="00d80832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d80832" officeooo:paragraph-rsid="00d80832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officeooo:rsid="00d5ca86" officeooo:paragraph-rsid="00d5ca86" style:font-style-asian="normal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style="normal" officeooo:rsid="00e36903" officeooo:paragraph-rsid="00e36903" style:font-style-asian="normal" style:font-style-complex="normal"/>
    </style:style>
    <style:style style:name="P32" style:family="paragraph" style:parent-style-name="Standard">
      <style:text-properties fo:font-style="normal" officeooo:rsid="00e36903" officeooo:paragraph-rsid="00e0a321" style:font-style-asian="normal" style:font-style-complex="normal"/>
    </style:style>
    <style:style style:name="P33" style:family="paragraph" style:parent-style-name="Standard">
      <style:text-properties fo:font-style="normal" officeooo:rsid="00e36903" officeooo:paragraph-rsid="00f22c2a" style:font-style-asian="normal" style:font-style-complex="normal"/>
    </style:style>
    <style:style style:name="P34" style:family="paragraph" style:parent-style-name="Standard">
      <style:paragraph-properties fo:text-align="center" style:justify-single-word="false"/>
      <style:text-properties fo:font-style="normal" officeooo:rsid="00e36903" officeooo:paragraph-rsid="00e36903" style:font-style-asian="normal" style:font-style-complex="normal"/>
    </style:style>
    <style:style style:name="P35" style:family="paragraph" style:parent-style-name="Table_20_Contents">
      <style:paragraph-properties fo:line-height="150%" fo:text-align="center" style:justify-single-word="false"/>
      <style:text-properties officeooo:rsid="00d21210" officeooo:paragraph-rsid="00d21210"/>
    </style:style>
    <style:style style:name="P36" style:family="paragraph" style:parent-style-name="Table_20_Contents">
      <style:paragraph-properties fo:text-align="center" style:justify-single-word="false"/>
      <style:text-properties officeooo:rsid="00d54603" officeooo:paragraph-rsid="00d54603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  <style:text-properties officeooo:paragraph-rsid="00cf7ee5"/>
    </style:style>
    <style:style style:name="P39" style:family="paragraph" style:parent-style-name="Table_20_Contents">
      <style:paragraph-properties fo:text-align="center" style:justify-single-word="false"/>
      <style:text-properties officeooo:paragraph-rsid="00d21210"/>
    </style:style>
    <style:style style:name="P40" style:family="paragraph" style:parent-style-name="Table_20_Contents">
      <style:paragraph-properties fo:text-align="center" style:justify-single-word="false"/>
      <style:text-properties officeooo:paragraph-rsid="00d54603"/>
    </style:style>
    <style:style style:name="P41" style:family="paragraph" style:parent-style-name="Table_20_Contents">
      <style:paragraph-properties fo:text-align="center" style:justify-single-word="false"/>
      <style:text-properties officeooo:paragraph-rsid="00ce3c7d"/>
    </style:style>
    <style:style style:name="P42" style:family="paragraph" style:parent-style-name="Table_20_Contents">
      <style:paragraph-properties fo:text-align="center" style:justify-single-word="false"/>
      <style:text-properties officeooo:rsid="00ce3c7d" officeooo:paragraph-rsid="00ce3c7d"/>
    </style:style>
    <style:style style:name="P43" style:family="paragraph" style:parent-style-name="Table_20_Contents">
      <style:paragraph-properties fo:text-align="center" style:justify-single-word="false"/>
      <style:text-properties officeooo:rsid="00ce3c7d" officeooo:paragraph-rsid="00cf7ee5"/>
    </style:style>
    <style:style style:name="P44" style:family="paragraph" style:parent-style-name="Table_20_Contents">
      <style:paragraph-properties fo:text-align="center" style:justify-single-word="false"/>
      <style:text-properties fo:font-size="18pt" officeooo:rsid="00cf7ee5" officeooo:paragraph-rsid="00cf7ee5"/>
    </style:style>
    <style:style style:name="P45" style:family="paragraph" style:parent-style-name="Table_20_Contents">
      <style:paragraph-properties fo:text-align="center" style:justify-single-word="false"/>
      <style:text-properties fo:font-size="18pt" officeooo:rsid="00d21210" officeooo:paragraph-rsid="00d21210"/>
    </style:style>
    <style:style style:name="P46" style:family="paragraph" style:parent-style-name="Table_20_Contents">
      <style:paragraph-properties fo:text-align="start" style:justify-single-word="false"/>
      <style:text-properties officeooo:paragraph-rsid="00e0f153"/>
    </style:style>
    <style:style style:name="P47" style:family="paragraph" style:parent-style-name="Table_20_Contents">
      <style:paragraph-properties fo:text-align="center" style:justify-single-word="false"/>
      <style:text-properties fo:font-size="14pt" officeooo:paragraph-rsid="00d54603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officeooo:rsid="00e0f153" officeooo:paragraph-rsid="00e0f153"/>
    </style:style>
    <style:style style:name="P49" style:family="paragraph" style:parent-style-name="Table_20_Contents">
      <style:paragraph-properties fo:text-align="start" style:justify-single-word="false"/>
      <style:text-properties officeooo:rsid="00e0f153" officeooo:paragraph-rsid="00e0f153"/>
    </style:style>
    <style:style style:name="P50" style:family="paragraph" style:parent-style-name="Table_20_Contents">
      <style:paragraph-properties fo:line-height="150%" fo:text-align="center" style:justify-single-word="false"/>
      <style:text-properties officeooo:paragraph-rsid="00f22c2a"/>
    </style:style>
    <style:style style:name="P51" style:family="paragraph" style:parent-style-name="Standard">
      <style:paragraph-properties fo:break-before="page"/>
    </style:style>
    <style:style style:name="P52" style:family="paragraph" style:parent-style-name="tfCours">
      <style:paragraph-properties fo:margin-top="0cm" fo:margin-bottom="0cm" loext:contextual-spacing="false" fo:text-align="center" style:justify-single-word="false"/>
    </style:style>
    <style:style style:name="P53" style:family="paragraph" style:parent-style-name="tfCours">
      <style:paragraph-properties fo:margin-top="0cm" fo:margin-bottom="0cm" loext:contextual-spacing="false" fo:text-align="center" style:justify-single-word="false"/>
      <style:text-properties fo:font-size="10pt" style:font-size-asian="8.75pt" style:font-size-complex="10pt"/>
    </style:style>
    <style:style style:name="P54" style:family="paragraph" style:parent-style-name="tfCours">
      <style:paragraph-properties fo:text-align="center" style:justify-single-word="false"/>
      <style:text-properties fo:font-size="10pt" style:font-size-asian="8.75pt" style:font-size-complex="10pt"/>
    </style:style>
    <style:style style:name="P55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aac6d" officeooo:paragraph-rsid="0029ba73" style:font-size-asian="20pt" style:font-weight-asian="bold" style:font-size-complex="20pt" style:font-weight-complex="bold"/>
    </style:style>
    <style:style style:name="P56" style:family="paragraph" style:parent-style-name="Standard" style:list-style-name="tfPuce">
      <style:text-properties officeooo:paragraph-rsid="00d21210"/>
    </style:style>
    <style:style style:name="P57" style:family="paragraph" style:parent-style-name="Standard" style:list-style-name="tfPuce">
      <style:text-properties officeooo:paragraph-rsid="00df5431"/>
    </style:style>
    <style:style style:name="P58" style:family="paragraph" style:parent-style-name="Standard" style:list-style-name="tfPuce">
      <style:text-properties officeooo:paragraph-rsid="00d33285"/>
    </style:style>
    <style:style style:name="P59" style:family="paragraph" style:parent-style-name="Standard" style:list-style-name="tfPuce">
      <style:text-properties officeooo:paragraph-rsid="00d89c33"/>
    </style:style>
    <style:style style:name="P60" style:family="paragraph" style:parent-style-name="Standard" style:list-style-name="tfPuce">
      <style:text-properties officeooo:paragraph-rsid="00e2995e"/>
    </style:style>
    <style:style style:name="P61" style:family="paragraph" style:parent-style-name="Standard" style:list-style-name="tfPuce">
      <style:text-properties officeooo:paragraph-rsid="00e0a321"/>
    </style:style>
    <style:style style:name="P62" style:family="paragraph" style:parent-style-name="Standard" style:list-style-name="tfPuce">
      <style:text-properties officeooo:rsid="00e2995e" officeooo:paragraph-rsid="00e2995e"/>
    </style:style>
    <style:style style:name="P63" style:family="paragraph" style:parent-style-name="tfCours" style:list-style-name="tfPuce"/>
    <style:style style:name="P64" style:family="paragraph" style:parent-style-name="tfTitre_20_1_29_">
      <style:text-properties fo:font-variant="normal" fo:text-transform="none" style:font-name="Arial" fo:font-size="19pt" fo:font-style="normal" fo:font-weight="bold" officeooo:rsid="00caac6d" officeooo:paragraph-rsid="00caac6d" style:font-size-asian="13pt" style:font-weight-asian="bold" style:font-size-complex="13pt" style:font-weight-complex="bold"/>
    </style:style>
    <style:style style:name="P65" style:family="paragraph" style:parent-style-name="tfTitre_20_1_29_" style:master-page-name="Right_20_Page">
      <style:paragraph-properties style:page-number="auto"/>
    </style:style>
    <style:style style:name="P66" style:family="paragraph" style:parent-style-name="tfTitre_20_1_29_">
      <style:paragraph-properties fo:break-before="page"/>
    </style:style>
    <style:style style:name="P67" style:family="paragraph" style:parent-style-name="tfTitre_20_I_29_">
      <style:text-properties fo:text-transform="uppercase" style:font-name="Arial1" fo:font-size="22pt" fo:font-style="italic" fo:font-weight="bold" officeooo:rsid="00caac6d" style:font-size-asian="20pt" style:font-weight-asian="bold" style:font-size-complex="20pt" style:font-weight-complex="bold"/>
    </style:style>
    <style:style style:name="P68" style:family="paragraph" style:parent-style-name="tfTitre_20_I_29_">
      <style:paragraph-properties fo:break-before="page"/>
    </style:style>
    <style:style style:name="P6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cbf74f" style:font-weight-asian="bold" style:font-weight-complex="bold"/>
    </style:style>
    <style:style style:name="T3" style:family="text">
      <style:text-properties fo:font-weight="bold" officeooo:rsid="00d0c538" style:font-weight-asian="bold" style:font-weight-complex="bold"/>
    </style:style>
    <style:style style:name="T4" style:family="text">
      <style:text-properties fo:font-weight="bold" officeooo:rsid="00d33285" style:font-weight-asian="bold" style:font-weight-complex="bold"/>
    </style:style>
    <style:style style:name="T5" style:family="text">
      <style:text-properties fo:font-size="18pt" officeooo:rsid="00cbf74f"/>
    </style:style>
    <style:style style:name="T6" style:family="text">
      <style:text-properties fo:font-size="18pt" officeooo:rsid="00ce3c7d"/>
    </style:style>
    <style:style style:name="T7" style:family="text">
      <style:text-properties fo:font-size="18pt" officeooo:rsid="00d21210"/>
    </style:style>
    <style:style style:name="T8" style:family="text">
      <style:text-properties fo:font-size="18pt" officeooo:rsid="00d33285"/>
    </style:style>
    <style:style style:name="T9" style:family="text">
      <style:text-properties fo:font-size="18pt" officeooo:rsid="00d89c33"/>
    </style:style>
    <style:style style:name="T10" style:family="text">
      <style:text-properties fo:font-size="18pt" officeooo:rsid="00da8663"/>
    </style:style>
    <style:style style:name="T11" style:family="text">
      <style:text-properties fo:font-size="18pt" officeooo:rsid="00db9be1"/>
    </style:style>
    <style:style style:name="T12" style:family="text">
      <style:text-properties fo:font-size="18pt" officeooo:rsid="00dd79a2"/>
    </style:style>
    <style:style style:name="T13" style:family="text">
      <style:text-properties fo:font-size="18pt" officeooo:rsid="00df5431"/>
    </style:style>
    <style:style style:name="T14" style:family="text">
      <style:text-properties fo:font-size="18pt" officeooo:rsid="00e0f153"/>
    </style:style>
    <style:style style:name="T15" style:family="text">
      <style:text-properties fo:font-size="18pt" officeooo:rsid="00e26ce4"/>
    </style:style>
    <style:style style:name="T16" style:family="text">
      <style:text-properties fo:font-size="18pt" officeooo:rsid="00e2995e"/>
    </style:style>
    <style:style style:name="T17" style:family="text">
      <style:text-properties fo:font-size="18pt" fo:font-style="normal" officeooo:rsid="00e36903" style:font-style-asian="normal" style:font-style-complex="normal"/>
    </style:style>
    <style:style style:name="T18" style:family="text">
      <style:text-properties fo:font-size="18pt" officeooo:rsid="00ee1c03" fo:background-color="transparent" loext:char-shading-value="0"/>
    </style:style>
    <style:style style:name="T19" style:family="text">
      <style:text-properties fo:font-size="18pt" officeooo:rsid="00f22c2a"/>
    </style:style>
    <style:style style:name="T20" style:family="text">
      <style:text-properties style:font-name="Times New Roman1"/>
    </style:style>
    <style:style style:name="T21" style:family="text">
      <style:text-properties style:font-name="Times New Roman1" officeooo:rsid="006855d6" style:font-name-asian="Times New Roman1" style:font-name-complex="Times New Roman1"/>
    </style:style>
    <style:style style:name="T22" style:family="text">
      <style:text-properties style:font-name="Times New Roman1" officeooo:rsid="006855d6" style:font-name-asian="SimSun" style:font-name-complex="Mangal"/>
    </style:style>
    <style:style style:name="T23" style:family="text">
      <style:text-properties style:font-name="Times New Roman1" fo:font-style="normal" fo:font-weight="normal" officeooo:rsid="006855d6" style:font-name-asian="SimSun" style:font-style-asian="normal" style:font-weight-asian="normal" style:font-name-complex="Mangal" style:font-style-complex="normal" style:font-weight-complex="normal"/>
    </style:style>
    <style:style style:name="T24" style:family="text">
      <style:text-properties style:font-name="Times New Roman1" fo:font-style="normal" fo:font-weight="normal" officeooo:rsid="00e5640e" style:font-style-asian="normal" style:font-weight-asian="normal" style:font-style-complex="normal" style:font-weight-complex="normal"/>
    </style:style>
    <style:style style:name="T25" style:family="text">
      <style:text-properties style:font-name="Times New Roman1" fo:font-size="18pt" officeooo:rsid="006855d6" style:font-name-asian="Times New Roman1" style:font-name-complex="Times New Roman1"/>
    </style:style>
    <style:style style:name="T26" style:family="text">
      <style:text-properties style:font-name="Times New Roman1" fo:font-size="18pt" officeooo:rsid="00f22c2a"/>
    </style:style>
    <style:style style:name="T27" style:family="text">
      <style:text-properties style:font-name="Times New Roman1" fo:font-weight="normal" officeooo:rsid="00e5640e" style:font-weight-asian="normal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e36903" style:font-style-asian="normal" style:font-style-complex="normal"/>
    </style:style>
    <style:style style:name="T30" style:family="text">
      <style:text-properties fo:font-style="normal" officeooo:rsid="00d5ca86" style:font-style-asian="normal" style:font-style-complex="normal"/>
    </style:style>
    <style:style style:name="T31" style:family="text">
      <style:text-properties fo:font-style="normal" officeooo:rsid="00ee1c03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e36903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d5ca86" style:font-style-asian="italic" style:font-style-complex="italic"/>
    </style:style>
    <style:style style:name="T37" style:family="text">
      <style:text-properties officeooo:rsid="00cbf74f"/>
    </style:style>
    <style:style style:name="T38" style:family="text">
      <style:text-properties officeooo:rsid="00cd5f8d"/>
    </style:style>
    <style:style style:name="T39" style:family="text">
      <style:text-properties officeooo:rsid="00ce3c7d"/>
    </style:style>
    <style:style style:name="T40" style:family="text">
      <style:text-properties officeooo:rsid="00cf7ee5"/>
    </style:style>
    <style:style style:name="T41" style:family="text">
      <style:text-properties officeooo:rsid="00d0c538"/>
    </style:style>
    <style:style style:name="T42" style:family="text">
      <style:text-properties officeooo:rsid="00d21210"/>
    </style:style>
    <style:style style:name="T43" style:family="text">
      <style:text-properties officeooo:rsid="00d33285"/>
    </style:style>
    <style:style style:name="T44" style:family="text">
      <style:text-properties officeooo:rsid="00d54603"/>
    </style:style>
    <style:style style:name="T45" style:family="text">
      <style:text-properties officeooo:rsid="00d5ca86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none"/>
    </style:style>
    <style:style style:name="T48" style:family="text">
      <style:text-properties officeooo:rsid="00dd79a2"/>
    </style:style>
    <style:style style:name="T49" style:family="text">
      <style:text-properties officeooo:rsid="00df5431"/>
    </style:style>
    <style:style style:name="T50" style:family="text">
      <style:text-properties officeooo:rsid="00e0f153"/>
    </style:style>
    <style:style style:name="T51" style:family="text">
      <style:text-properties officeooo:rsid="00e2995e"/>
    </style:style>
    <style:style style:name="T52" style:family="text">
      <style:text-properties style:font-name="Times New Roman" fo:font-style="normal" fo:font-weight="normal" officeooo:rsid="00e5640e" style:font-style-asian="normal" style:font-weight-asian="normal" style:font-style-complex="normal" style:font-weight-complex="normal"/>
    </style:style>
    <style:style style:name="T53" style:family="text">
      <style:text-properties style:font-name="Times New Roman" fo:font-weight="normal" officeooo:rsid="00e5640e" style:font-weight-asian="normal" style:font-weight-complex="normal"/>
    </style:style>
    <style:style style:name="T54" style:family="text">
      <style:text-properties fo:font-variant="normal" fo:text-transform="none" style:font-name="Arial" fo:font-size="19pt" fo:font-style="normal" fo:font-weight="bold" officeooo:rsid="00e36903" style:font-size-asian="13pt" style:font-weight-asian="bold" style:font-size-complex="13pt" style:font-weight-complex="bold"/>
    </style:style>
    <style:style style:name="T55" style:family="text">
      <style:text-properties officeooo:rsid="00e85cc2"/>
    </style:style>
    <style:style style:name="T56" style:family="text">
      <style:text-properties officeooo:rsid="00ee1c03"/>
    </style:style>
    <style:style style:name="T57" style:family="text">
      <style:text-properties officeooo:rsid="00f03762"/>
    </style:style>
    <style:style style:name="T58" style:family="text">
      <style:text-properties officeooo:rsid="00f0c03b"/>
    </style:style>
    <style:style style:name="T59" style:family="text">
      <style:text-properties officeooo:rsid="00f22c2a"/>
    </style:style>
    <style:style style:name="T60" style:family="text">
      <style:text-properties fo:font-weight="normal" style:font-weight-asian="normal" style:font-weight-complex="normal"/>
    </style:style>
    <style:style style:name="gr1" style:family="graphic">
      <style:graphic-properties svg:stroke-width="0.041cm" draw:marker-start-width="0.409cm" draw:marker-end="Arrow" draw:marker-end-width="0.25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Divisions</text:p>
      <text:p text:style-name="Standard"/>
      <text:list xml:id="list924477393" text:style-name="tfNum_20_I_29_">
        <text:list-item>
          <text:p text:style-name="P67">division euclidienne</text:p>
        </text:list-item>
      </text:list>
      <text:list xml:id="list641311159" text:style-name="tfNum_20_1_29_">
        <text:list-item>
          <text:p text:style-name="P64">Activité</text:p>
        </text:list-item>
      </text:list>
      <text:p text:style-name="P12"><text:span text:style-name="T37">Paul a </text:span><text:span text:style-name="T6">5</text:span><text:span text:style-name="T14">4</text:span><text:span text:style-name="T37"> œufs. Combien de boites de </text:span><text:span text:style-name="T6">12</text:span><text:span text:style-name="T37"> œufs peut-il remplir ?</text:span></text:p>
      <text:p text:style-name="P12"><text:span text:style-name="T37">Lui restera-t-il des œufs </text:span><text:span text:style-name="T10">après avoir rempli les boites</text:span><text:span text:style-name="T37"> ?</text:span></text:p>
      <text:p text:style-name="P8"/>
      <text:p text:style-name="P10"><text:span text:style-name="T2">Méthode A :</text:span><text:span text:style-name="T37"> </text:span><text:span text:style-name="T5">Avec des</text:span><text:span text:style-name="T37"> soustractions répétées</text:span></text:p>
      <text:p text:style-name="P11"><draw:line text:anchor-type="paragraph" draw:z-index="0" draw:name="Forme1" draw:style-name="gr1" draw:text-style-name="P69" svg:x1="7.694cm" svg:y1="0.589cm" svg:x2="5.71cm" svg:y2="1.175cm"><text:p/></draw:line><text:span text:style-name="T6">1èr</text:span><text:span text:style-name="T5">e b</text:span><text:span text:style-name="T6">oit</text:span><text:span text:style-name="T9">e :</text:span><text:span text:style-name="T6"><text:tab/>5</text:span><text:span text:style-name="T14">4</text:span><text:span text:style-name="T37"> </text:span><text:span text:style-name="T21">−</text:span> <text:span text:style-name="T6">12</text:span><text:span text:style-name="T37"> = </text:span><text:span text:style-name="T14">42</text:span></text:p>
      <text:p text:style-name="P11"><text:span text:style-name="T5">2</text:span><text:span text:style-name="T25">è</text:span><text:span text:style-name="T6">me </text:span><text:span text:style-name="T5">boit</text:span><text:span text:style-name="T9">e :</text:span><text:span text:style-name="T6"><text:tab/></text:span><text:span text:style-name="T14">42</text:span><text:span text:style-name="T37"> </text:span><text:span text:style-name="T21">−</text:span> <text:span text:style-name="T39">12</text:span><text:span text:style-name="T37"> =</text:span></text:p>
      <text:p text:style-name="P10"/>
      <text:p text:style-name="P10"/>
      <text:p text:style-name="P9"/>
      <text:p text:style-name="P9"><text:span text:style-name="T37">Paul peut donc remplir <text:s text:c="6"/>boites de </text:span><text:span text:style-name="T6">12</text:span><text:span text:style-name="T37"> œufs et il lui restera <text:s text:c="6"/>œufs.</text:span></text:p>
      <text:p text:style-name="P9"/>
      <text:p text:style-name="P9"><text:span text:style-name="T2">Méthode B :</text:span><text:span text:style-name="T37"> </text:span><text:span text:style-name="T5">Avec une</text:span><text:span text:style-name="T37"> division </text:span><text:span text:style-name="T55">posée</text:span></text:p>
      <text:p text:style-name="P9"/>
      <table:table table:name="Tableau1" table:style-name="Tableau1">
        <table:table-column table:style-name="Tableau1.A" table:number-columns-repeated="2"/>
        <table:table-row table:style-name="TableLine94543990309056">
          <table:table-cell table:style-name="Tableau1.A1" office:value-type="string">
            <text:p text:style-name="P41"><text:span text:style-name="T6">5 </text:span><text:span text:style-name="T14">4</text:span></text:p>
          </table:table-cell>
          <table:table-cell table:style-name="Tableau1.B1" office:value-type="string">
            <text:p text:style-name="P42">1 2</text:p>
          </table:table-cell>
        </table:table-row>
        <table:table-row table:style-name="TableLine94543990355712">
          <table:table-cell table:style-name="Tableau1.A1" office:value-type="string">
            <text:p text:style-name="P37"/>
            <text:p text:style-name="P37"/>
          </table:table-cell>
          <table:table-cell table:style-name="Tableau1.B2" office:value-type="string">
            <text:p text:style-name="P37"/>
          </table:table-cell>
        </table:table-row>
      </table:table>
      <text:p text:style-name="P4"/>
      <text:p text:style-name="P24"><text:span text:style-name="T38">Le quotient et le reste trouvés </text:span><text:span text:style-name="T11">ici</text:span><text:span text:style-name="T38"> sont-ils cohérents avec la conclusion de la méthode A ?</text:span></text:p>
      <text:p text:style-name="P4"/>
      <text:list xml:id="list102334212845408" text:continue-numbering="true" text:style-name="tfNum_20_1_29_">
        <text:list-item>
          <text:p text:style-name="P65">Définition</text:p>
        </text:list-item>
      </text:list>
      <text:p text:style-name="tfCours">Effectuer la division euclidienne (ou entière) d’un nombre entier appelé « dividende » par un <text:span text:style-name="T40">autre </text:span>nombre entier appelé « diviseur » <text:span text:style-name="T57">et qui doit être non nul</text:span>, c’est trouver deux nombres entiers appelés « quotient » et « <text:span text:style-name="T41">r</text:span>este », vérifiant :</text:p>
      <text:p text:style-name="P54"/>
      <text:p text:style-name="P52">dividende = (diviseur × quotient) + reste <text:s text:c="3"/><text:span text:style-name="T40">avec <text:s text:c="3"/></text:span>reste &lt; diviseur</text:p>
      <text:p text:style-name="P53"/>
      <text:p text:style-name="P4"/>
      <text:p text:style-name="P17">Lors d’une division posée, on a :</text:p>
      <text:p text:style-name="P17"/>
      <table:table table:name="Tableau5" table:style-name="Tableau5">
        <table:table-column table:style-name="Tableau5.A"/>
        <table:table-column table:style-name="Tableau5.B"/>
        <table:table-row table:style-name="TableLine94543990358672">
          <table:table-cell table:style-name="Tableau5.A1" office:value-type="string">
            <text:p text:style-name="P44">dividende</text:p>
          </table:table-cell>
          <table:table-cell table:style-name="Tableau5.B1" office:value-type="string">
            <text:p text:style-name="P43"/>
          </table:table-cell>
        </table:table-row>
        <table:table-row table:style-name="TableLine94543990373616">
          <table:table-cell table:style-name="Tableau5.A1" office:value-type="string">
            <text:p text:style-name="P38"/>
            <text:p text:style-name="P38"/>
            <text:p text:style-name="P38"/>
          </table:table-cell>
          <table:table-cell table:style-name="Tableau5.B2" office:value-type="string">
            <text:p text:style-name="P38"/>
          </table:table-cell>
        </table:table-row>
      </table:table>
      <text:p text:style-name="P5"/>
      <text:p text:style-name="P5"/>
      <text:p text:style-name="P23"/>
      <text:p text:style-name="P51"><text:span text:style-name="T3">Ex 1 :</text:span> Division entière de 147 par 11</text:p>
      <text:p text:style-name="P13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543990376160">
          <table:table-cell table:style-name="Tableau2.A1" office:value-type="string">
            <text:p text:style-name="P45">1 4 7 </text:p>
          </table:table-cell>
          <table:table-cell table:style-name="Tableau2.B1" office:value-type="string">
            <text:p text:style-name="P39"><text:span text:style-name="T39">1 </text:span><text:span text:style-name="T7">1</text:span></text:p>
          </table:table-cell>
          <table:table-cell table:style-name="Tableau2.A1" office:value-type="string">
            <text:p text:style-name="P39"/>
          </table:table-cell>
        </table:table-row>
        <table:table-row table:style-name="TableLine94543990384800">
          <table:table-cell table:style-name="Tableau2.A1" office:value-type="string">
            <text:p text:style-name="P39"/>
            <text:p text:style-name="P39"/>
            <text:p text:style-name="P39"/>
            <text:p text:style-name="P39"/>
          </table:table-cell>
          <table:table-cell table:style-name="Tableau2.B2" office:value-type="string">
            <text:p text:style-name="P39"/>
          </table:table-cell>
          <table:table-cell table:style-name="Tableau2.A1" office:value-type="string">
            <text:p text:style-name="P35">Donc on a : 147 = <text:s text:c="26"/></text:p>
            <text:p text:style-name="P35">avec : <text:s text:c="9"/>&lt;</text:p>
          </table:table-cell>
        </table:table-row>
      </table:table>
      <text:p text:style-name="P6"/>
      <text:p text:style-name="P14">Remarques :</text:p>
      <text:list xml:id="list1796733612" text:style-name="tfPuce">
        <text:list-item>
          <text:p text:style-name="P56"><text:span text:style-name="T13">Si on veut</text:span><text:span text:style-name="T12"> partager</text:span><text:span text:style-name="T42"> 147 </text:span><text:span text:style-name="T48">bonbons </text:span><text:span text:style-name="T13">par</text:span><text:span text:style-name="T42"> paquets de 11 </text:span><text:span text:style-name="T12">bonbon</text:span><text:span text:style-name="T42">s.<text:line-break/></text:span><text:span text:style-name="T13">Combien</text:span><text:span text:style-name="T42"> de paquets peut-</text:span><text:span text:style-name="T49">on</text:span><text:span text:style-name="T42"> faire ?<text:line-break/>C</text:span><text:span text:style-name="T49">ombien</text:span><text:span text:style-name="T42"> d</text:span><text:span text:style-name="T12">e bonbons</text:span><text:span text:style-name="T42"> reste-</text:span><text:span text:style-name="T49">t-il</text:span><text:span text:style-name="T42"> après ce partage ?</text:span></text:p>
        </text:list-item>
        <text:list-item>
          <text:p text:style-name="P57"><text:span text:style-name="T13">Si on veut</text:span><text:span text:style-name="T12"> partager</text:span><text:span text:style-name="T42"> 147 </text:span><text:span text:style-name="T48">bonbons </text:span><text:span text:style-name="T13">en 11 </text:span><text:span text:style-name="T42">paquets de </text:span><text:span text:style-name="T13">même taille</text:span><text:span text:style-name="T42">.<text:line-break/></text:span><text:span text:style-name="T13">Combien</text:span><text:span text:style-name="T42"> de </text:span><text:span text:style-name="T13">bonbons</text:span><text:span text:style-name="T42"> peut-</text:span><text:span text:style-name="T49">on</text:span><text:span text:style-name="T42"> </text:span><text:span text:style-name="T49">mettre par paquet</text:span><text:span text:style-name="T42"> ?<text:line-break/>C</text:span><text:span text:style-name="T49">ombien</text:span><text:span text:style-name="T42"> d</text:span><text:span text:style-name="T12">e bonbons</text:span><text:span text:style-name="T42"> reste-</text:span><text:span text:style-name="T49">t-il</text:span><text:span text:style-name="T42"> après ce partage ?</text:span></text:p>
        </text:list-item>
        <text:list-item>
          <text:p text:style-name="P56"><text:span text:style-name="T42">Le diviseur doit </text:span><text:span text:style-name="T13">toujours</text:span><text:span text:style-name="T42"> être différent de 0 car partager en </text:span><text:span text:style-name="T43">paquets de </text:span><text:span text:style-name="T42">0 </text:span><text:span text:style-name="T43">unités</text:span><text:span text:style-name="T42"> n’a pas de sens. </text:span><text:span text:style-name="T48">Partager en 0 paquets non plus.</text:span></text:p>
        </text:list-item>
        <text:list-item>
          <text:p text:style-name="P58"><text:span text:style-name="T43">La division euclidienne peut être </text:span><text:span text:style-name="T9">interprétée</text:span><text:span text:style-name="T43"> comme une soutraction répétée du dividende par le diviseur. Cf méthode A du 1) ci-dessus.</text:span></text:p>
        </text:list-item>
      </text:list>
      <text:p text:style-name="P18"/>
      <text:p text:style-name="P18"/>
      <text:p text:style-name="P22"/>
      <text:p text:style-name="P1"><text:span text:style-name="T4">Ex 2 :</text:span><text:span text:style-name="T43"> Soit l’égalité 165 = 18 </text:span><text:span text:style-name="T22">×</text:span> <text:span text:style-name="T43">8 + 21</text:span></text:p>
      <text:p text:style-name="P1"><text:span text:style-name="T43">On partage ici 165 en </text:span><text:span text:style-name="T8">8</text:span><text:span text:style-name="T43"> paquets de <text:s text:c="7"/>unités. Il reste alors <text:s text:c="7"/>unités.</text:span></text:p>
      <text:p text:style-name="P18">Peut-on proposer un partage plus astucieux ?</text:p>
      <text:p text:style-name="P18"/>
      <text:p text:style-name="P18">Oui, car ici, le reste <text:s text:c="7"/>est plus grand que le </text:p>
      <text:p text:style-name="P7"/>
      <text:p text:style-name="P7"/>
      <text:p text:style-name="P7"/>
      <text:p text:style-name="P7"/>
      <text:list xml:id="list102333878167450" text:continue-list="list924477393" text:style-name="tfNum_20_I_29_">
        <text:list-item>
          <text:p text:style-name="P68">Multiples et diviseurs</text:p>
        </text:list-item>
      </text:list>
      <text:list xml:id="list102334516619901" text:continue-list="list102334212845408" text:style-name="tfNum_20_1_29_">
        <text:list-item text:start-value="1">
          <text:p text:style-name="tfTitre_20_1_29_">Définition 1</text:p>
        </text:list-item>
      </text:list>
      <text:p text:style-name="tfCours">Les multiples d’un entier sont les produits de cet entier par 0, 1, 2, 3 …</text:p>
      <text:p text:style-name="Standard"/>
      <text:p text:style-name="P15">Ex :</text:p>
      <table:table table:name="Tableau3" table:style-name="Tableau3">
        <table:table-column table:style-name="Tableau3.A"/>
        <table:table-column table:style-name="Tableau3.B" table:number-columns-repeated="5"/>
        <table:table-row table:style-name="TableLine94543990413360">
          <table:table-cell table:style-name="Tableau3.A1" office:value-type="string">
            <text:p text:style-name="P20">Les multiples de 3 sont :</text:p>
          </table:table-cell>
          <table:table-cell table:style-name="Tableau3.A1" office:value-type="string">
            <text:p text:style-name="P36">0</text:p>
          </table:table-cell>
          <table:table-cell table:style-name="Tableau3.A1" office:value-type="string">
            <text:p text:style-name="P36">3</text:p>
          </table:table-cell>
          <table:table-cell table:style-name="Tableau3.A1" office:value-type="string">
            <text:p text:style-name="P36">6</text:p>
          </table:table-cell>
          <table:table-cell table:style-name="Tableau3.A1" office:value-type="string">
            <text:p text:style-name="P36">9</text:p>
          </table:table-cell>
          <table:table-cell table:style-name="Tableau3.A1" office:value-type="string">
            <text:p text:style-name="P37">….</text:p>
          </table:table-cell>
        </table:table-row>
        <table:table-row table:style-name="TableLine94543990444688">
          <table:table-cell table:style-name="Tableau3.A2" office:value-type="string">
            <text:p text:style-name="P40"/>
          </table:table-cell>
          <table:table-cell table:style-name="Tableau3.A2" office:value-type="string">
            <text:p text:style-name="P47"><text:span text:style-name="T44">3</text:span><text:span text:style-name="T22">×</text:span><text:span text:style-name="T44">0</text:span></text:p>
          </table:table-cell>
          <table:table-cell table:style-name="Tableau3.A2" office:value-type="string">
            <text:p text:style-name="P47"><text:span text:style-name="T44">3</text:span><text:span text:style-name="T22">×</text:span><text:span text:style-name="T44">1</text:span></text:p>
          </table:table-cell>
          <table:table-cell table:style-name="Tableau3.A2" office:value-type="string">
            <text:p text:style-name="P47"><text:span text:style-name="T44">3</text:span><text:span text:style-name="T22">×</text:span><text:span text:style-name="T44">2</text:span></text:p>
          </table:table-cell>
          <table:table-cell table:style-name="Tableau3.A2" office:value-type="string">
            <text:p text:style-name="P47"><text:span text:style-name="T44">3</text:span><text:span text:style-name="T22">×</text:span><text:span text:style-name="T44">3</text:span></text:p>
          </table:table-cell>
          <table:table-cell table:style-name="Tableau3.A2" office:value-type="string">
            <text:p text:style-name="P37">….</text:p>
          </table:table-cell>
        </table:table-row>
      </table:table>
      <text:p text:style-name="P19"/>
      <text:p text:style-name="P19"/>
      <text:list xml:id="list102335006841755" text:continue-numbering="true" text:style-name="tfNum_20_1_29_">
        <text:list-item>
          <text:p text:style-name="tfTitre_20_1_29_">Définition 2</text:p>
        </text:list-item>
      </text:list>
      <text:p text:style-name="tfCours"><text:span text:style-name="T18">Si le reste de la division d’un</text:span><text:span text:style-name="T45"> entier </text:span><text:span text:style-name="T36">a</text:span><text:span text:style-name="T45"> par un entier </text:span><text:span text:style-name="T36">b</text:span><text:span text:style-name="T30"> </text:span><text:span text:style-name="T31">est nul</text:span><text:span text:style-name="T30">,</text:span><text:span text:style-name="T45"> on dit </text:span><text:span text:style-name="T56">que</text:span><text:span text:style-name="T45"> :</text:span></text:p>
      <text:list xml:id="list102334229673848" text:continue-list="list1796733612" text:style-name="tfPuce">
        <text:list-item>
          <text:p text:style-name="P63"><text:span text:style-name="T35">a</text:span> est un « multiple » de <text:span text:style-name="T35">b</text:span></text:p>
        </text:list-item>
        <text:list-item>
          <text:p text:style-name="P63"><text:span text:style-name="T35">a</text:span> est « divisible » <text:span text:style-name="T46">par</text:span> <text:span text:style-name="T35">b</text:span></text:p>
        </text:list-item>
        <text:list-item>
          <text:p text:style-name="P63"><text:span text:style-name="T35">b</text:span> est un « diviseur » <text:span text:style-name="T47">de</text:span> <text:span text:style-name="T35">a</text:span></text:p>
        </text:list-item>
      </text:list>
      <text:p text:style-name="Standard"/>
      <text:p text:style-name="P16"><text:span text:style-name="T28">Ex 1 :</text:span><text:span text:style-name="T32"> 408 = 12 </text:span><text:span text:style-name="T23">×</text:span><text:span text:style-name="T32"> 34 + 0</text:span></text:p>
      <text:p text:style-name="P28"><text:s text:c="10"/>est un multiple de</text:p>
      <text:p text:style-name="P28"><text:s text:c="10"/>est un diviseur de</text:p>
      <text:p text:style-name="P28"><text:s text:c="10"/>est divisible par</text:p>
      <text:p text:style-name="P29"/>
      <text:p text:style-name="P21"><text:span text:style-name="T34">Ex 2 :</text:span><text:span text:style-name="T28"> Donner tous les diviseurs de 10 :</text:span></text:p>
      <text:p text:style-name="P30"/>
      <text:p text:style-name="P30"/>
      <text:list xml:id="list102334675718881" text:continue-list="list102335006841755" text:style-name="tfNum_20_1_29_">
        <text:list-item>
          <text:p text:style-name="P66">Critères de divisibilité</text:p>
        </text:list-item>
      </text:list>
      <text:p text:style-name="tfCours">Un nombre est divisible:</text:p>
      <text:list xml:id="list102333408216885" text:continue-list="list102334229673848" text:style-name="tfPuce">
        <text:list-item>
          <text:p text:style-name="P63">par 2 s’il est pair.</text:p>
        </text:list-item>
        <text:list-item>
          <text:p text:style-name="P63">par 3 si la somme de ses chiffres est divisible par 3.</text:p>
        </text:list-item>
        <text:list-item>
          <text:p text:style-name="P63">par 4 si le nbre formé par ses deux derniers chiffres est divisible par 4.</text:p>
        </text:list-item>
        <text:list-item>
          <text:p text:style-name="P63">par 5 si son dernier chiffre est 0 ou 5.</text:p>
        </text:list-item>
        <text:list-item>
          <text:p text:style-name="P63">par 6 s’il est divisible à la fois par 2 et par 3.</text:p>
        </text:list-item>
        <text:list-item>
          <text:p text:style-name="P63">par 9 si la somme de ses chiffres est divisible par 9.</text:p>
        </text:list-item>
        <text:list-item>
          <text:p text:style-name="P63">par 10 si son dernier chiffre est 0.</text:p>
        </text:list-item>
      </text:list>
      <text:p text:style-name="P2"/>
      <text:p text:style-name="P2"/>
      <text:p text:style-name="P2"><text:span text:style-name="T1">Ex :</text:span> 180 est divisible :</text:p>
      <text:list xml:id="list102335270175933" text:continue-numbering="true" text:style-name="tfPuce">
        <text:list-item>
          <text:p text:style-name="P59">par 2 puisqu’il est </text:p>
        </text:list-item>
        <text:list-item>
          <text:p text:style-name="P59">par 3 puisque la somme de ses chiffres est <text:s text:c="4"/>qui est divisible par</text:p>
        </text:list-item>
        <text:list-item>
          <text:p text:style-name="P59">par 4 puisque <text:s text:c="4"/>est divisible par 4.</text:p>
        </text:list-item>
        <text:list-item>
          <text:p text:style-name="P59">par 5 puisque son dernier chiffre est</text:p>
        </text:list-item>
        <text:list-item>
          <text:p text:style-name="P59">par 6 puisqu’il est divisible à la fois par </text:p>
        </text:list-item>
        <text:list-item>
          <text:p text:style-name="P59">par 9 puisque la somme de ses chiffres est <text:s text:c="4"/>qui est divisible par</text:p>
        </text:list-item>
        <text:list-item>
          <text:p text:style-name="P59">par 10 puisque son dernier chiffre est</text:p>
        </text:list-item>
      </text:list>
      <text:list xml:id="list102334486129178" text:continue-list="list102333878167450" text:style-name="tfNum_20_I_29_">
        <text:list-item>
          <text:p text:style-name="P68">Division décimale</text:p>
        </text:list-item>
      </text:list>
      <text:list xml:id="list102334913803040" text:continue-list="list102334675718881" text:style-name="tfNum_20_1_29_">
        <text:list-item text:start-value="1">
          <text:p text:style-name="tfTitre_20_1_29_">Activité</text:p>
        </text:list-item>
      </text:list>
      <text:p text:style-name="P26"><text:span text:style-name="T50">Paul a 5</text:span><text:span text:style-name="T15">4</text:span><text:span text:style-name="T50">g d’amandes à répartir sur 12 macarons.</text:span></text:p>
      <text:p text:style-name="P26"><text:span text:style-name="T50">Cela fait combien de grammes par macaron ? (</text:span><text:span text:style-name="T15">Il</text:span><text:span text:style-name="T50"> ne veut aucun reste !)</text:span></text:p>
      <text:p text:style-name="P25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94543990446784">
          <table:table-cell table:style-name="Tableau4.A1" office:value-type="string">
            <text:p text:style-name="P46"><text:span text:style-name="T50">5 </text:span><text:span text:style-name="T15">4</text:span></text:p>
          </table:table-cell>
          <table:table-cell table:style-name="Tableau4.B1" office:value-type="string">
            <text:p text:style-name="P49"><text:s/>1 2</text:p>
          </table:table-cell>
          <table:table-cell table:style-name="Tableau4.A1" office:value-type="string">
            <text:p text:style-name="P48"/>
          </table:table-cell>
        </table:table-row>
        <table:table-row table:style-name="TableLine94543990466192">
          <table:table-cell table:style-name="Tableau4.A1" office:value-type="string">
            <text:p text:style-name="P37"/>
            <text:p text:style-name="P37"/>
            <text:p text:style-name="P37"/>
            <text:p text:style-name="P37"/>
          </table:table-cell>
          <table:table-cell table:style-name="Tableau4.B2" office:value-type="string">
            <text:p text:style-name="P37"/>
          </table:table-cell>
          <table:table-cell table:style-name="Tableau4.A1" office:value-type="string">
            <text:p text:style-name="P50"><text:span text:style-name="T42">Donc on a : </text:span><text:span text:style-name="T19">54 </text:span><text:span text:style-name="T26">÷</text:span><text:span text:style-name="T42"> </text:span><text:span text:style-name="T59">12 = <text:s text:c="30"/></text:span></text:p>
          </table:table-cell>
        </table:table-row>
      </table:table>
      <text:p text:style-name="P25"/>
      <text:p text:style-name="P3"><text:span text:style-name="T16">Ici, </text:span><text:span text:style-name="T51">on cherche à avoir un reste nul quitte à ce que le quotient soit un nombre décimal.</text:span></text:p>
      <text:p text:style-name="P3"><text:span text:style-name="T51">On parle alors de « division décimale » et on a </text:span><text:span text:style-name="T16">les </text:span><text:span text:style-name="T51">égalités :</text:span></text:p>
      <text:list xml:id="list102335438501218" text:continue-list="list102335270175933" text:style-name="tfPuce">
        <text:list-item>
          <text:p text:style-name="P60"><text:span text:style-name="T51">dividende = diviseur </text:span><text:span text:style-name="T22">×</text:span> <text:span text:style-name="T51">quotient</text:span></text:p>
        </text:list-item>
        <text:list-item>
          <text:p text:style-name="P62">quotient = dividende <text:span text:style-name="T20">÷</text:span> <text:span text:style-name="T58">diviseur</text:span></text:p>
        </text:list-item>
      </text:list>
      <text:p text:style-name="Standard"/>
      <text:p text:style-name="Standard"/>
      <text:list xml:id="list102333548682417" text:continue-list="list102334913803040" text:style-name="tfNum_20_1_29_">
        <text:list-item>
          <text:p text:style-name="tfTitre_20_1_29_"><text:span text:style-name="T54">Méthode de calcul</text:span> :</text:p>
        </text:list-item>
      </text:list>
      <text:list xml:id="list102334737528169" text:continue-list="list102335438501218" text:style-name="tfPuce">
        <text:list-item>
          <text:p text:style-name="P61"><text:span text:style-name="T17">Si besoin,</text:span><text:span text:style-name="T30"> </text:span><text:span text:style-name="T29">on </text:span><text:span text:style-name="T30">transforme le diviseur en nombre entier.</text:span></text:p>
        </text:list-item>
        <text:list-item>
          <text:p text:style-name="P61"><text:span text:style-name="T30">Dès que l’on atteint la partie décimale du dividende, </text:span><text:span text:style-name="T29">on </text:span><text:span text:style-name="T30">place la virgule </text:span><text:span text:style-name="T17">sur le</text:span><text:span text:style-name="T30"> quotient.</text:span></text:p>
        </text:list-item>
        <text:list-item>
          <text:p text:style-name="P61"><text:span text:style-name="T17">S</text:span><text:span text:style-name="T30">oit on finit par obtenir un reste égal à zéro </text:span><text:span text:style-name="T29">et on arrête la division.</text:span><text:span text:style-name="T30"> </text:span><text:span text:style-name="T17">S</text:span><text:span text:style-name="T30">oit la division ne se termine jamais </text:span><text:span text:style-name="T29">et on </text:span><text:span text:style-name="T30">donne </text:span><text:span text:style-name="T29">alors</text:span><text:span text:style-name="T30"> une valeur approchée du quotient.</text:span></text:p>
        </text:list-item>
      </text:list>
      <text:p text:style-name="P32"/>
      <text:p text:style-name="P33"><text:span text:style-name="T1">Ex :</text:span><text:span text:style-name="T60"> 352,16 </text:span><text:span text:style-name="T27">÷</text:span><text:span text:style-name="T53"> </text:span><text:span text:style-name="T60">6,2</text:span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Line94543990519024">
          <table:table-cell table:style-name="Tableau6.A1" office:value-type="string">
            <text:p text:style-name="P31">3 5 2 1, 6</text:p>
          </table:table-cell>
          <table:table-cell table:style-name="Tableau6.B1" office:value-type="string">
            <text:p text:style-name="P31"><text:s text:c="2"/>6 2</text:p>
          </table:table-cell>
          <table:table-cell table:style-name="Tableau6.A1" office:value-type="string">
            <text:p text:style-name="P34"/>
          </table:table-cell>
        </table:table-row>
        <table:table-row table:style-name="TableLine94543990058960">
          <table:table-cell table:style-name="Tableau6.A1" office:value-type="string">
            <text:p text:style-name="P37"/>
            <text:p text:style-name="P37"/>
            <text:p text:style-name="P37"/>
            <text:p text:style-name="P37"/>
            <text:p text:style-name="P37"/>
          </table:table-cell>
          <table:table-cell table:style-name="Tableau6.B2" office:value-type="string">
            <text:p text:style-name="P37"/>
          </table:table-cell>
          <table:table-cell table:style-name="Tableau6.A1" office:value-type="string">
            <text:p text:style-name="P50"><text:span text:style-name="T42">Donc on a : </text:span><text:span text:style-name="T33">352,16 </text:span><text:span text:style-name="T24">÷</text:span><text:span text:style-name="T52"> </text:span><text:span text:style-name="T33">6,2</text:span><text:span text:style-name="T59"> = <text:s text:c="11"/>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3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8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8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style:font-name="Times New Roman2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style:font-name="Times New Roman2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3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1-08T23:34:07.18</meta:creation-date>
    <meta:editing-duration>PT21H45M14S</meta:editing-duration>
    <meta:editing-cycles>178</meta:editing-cycles>
    <meta:generator>LibreOffice/6.4.7.2$Linux_X86_64 LibreOffice_project/40$Build-2</meta:generator>
    <meta:initial-creator>Véronique et Thibaud FONTANET</meta:initial-creator>
    <dc:date>2023-01-26T10:23:32.957734681</dc:date>
    <meta:print-date>2020-12-07T03:35:01.175488392</meta:print-date>
    <meta:document-statistic meta:table-count="6" meta:image-count="0" meta:object-count="0" meta:page-count="7" meta:paragraph-count="93" meta:word-count="777" meta:character-count="3753" meta:non-whitespace-character-count="293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